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Resultados">
        <table:table-row>
          <table:table-cell table:style-name="pd1" office:value-type="string" office:string-value="ID">
            <text:p>ID</text:p>
          </table:table-cell>
          <table:table-cell table:style-name="pd1" office:value-type="string" office:string-value="Pergunta">
            <text:p>Pergunta</text:p>
          </table:table-cell>
          <table:table-cell table:style-name="pd1" office:value-type="string" office:string-value="Classificação">
            <text:p>Classificação</text:p>
          </table:table-cell>
          <table:table-cell table:style-name="pd1" office:value-type="string" office:string-value="Fundamentação">
            <text:p>Fundamentação</text:p>
          </table:table-cell>
          <table:table-cell table:style-name="pd1" office:value-type="string" office:string-value="Atende">
            <text:p>Atende</text:p>
          </table:table-cell>
          <table:table-cell table:style-name="pd1" office:value-type="string" office:string-value="Disponibilidade">
            <text:p>Disponibilidade</text:p>
          </table:table-cell>
          <table:table-cell table:style-name="pd1" office:value-type="string" office:string-value="Atualidade">
            <text:p>Atualidade</text:p>
          </table:table-cell>
          <table:table-cell table:style-name="pd1" office:value-type="string" office:string-value="Série Histórica">
            <text:p>Série Histórica</text:p>
          </table:table-cell>
          <table:table-cell table:style-name="pd1" office:value-type="string" office:string-value="Gravação de Relatórios">
            <text:p>Gravação de Relatórios</text:p>
          </table:table-cell>
          <table:table-cell table:style-name="pd1" office:value-type="string" office:string-value="Filtro de Pesquisa">
            <text:p>Filtro de Pesquisa</text:p>
          </table:table-cell>
          <table:table-cell table:style-name="pd1" office:value-type="string" office:string-value="Link de Evidência">
            <text:p>Link de Evidência</text:p>
          </table:table-cell>
          <table:table-cell table:style-name="pd1" office:value-type="string" office:string-value="Observação">
            <text:p>Observação</text:p>
          </table:table-cell>
        </table:table-row>
        <table:table-row>
          <table:table-cell office:value-type="string" office:string-value="1.1">
            <text:p>1.1</text:p>
          </table:table-cell>
          <table:table-cell office:value-type="string" office:string-value="Possui sítio oficial próprio na internet?">
            <text:p>Possui sítio oficial próprio na internet?</text:p>
          </table:table-cell>
          <table:table-cell office:value-type="string" office:string-value="Essencial">
            <text:p>Essencial</text:p>
          </table:table-cell>
          <table:table-cell office:value-type="string" office:string-value="Art. 48, §1º, II, da LC nº 101/00 e arts. 3º, III, 6º, I, e 8º, §2º, da Lei nº 12.527/2011 – LAI.">
            <text:p>Art. 48, §1º, II, da LC nº 101/00 e arts. 3º, III, 6º, I, e 8º, §2º, da Lei nº 12.527/2011 – LAI.</text:p>
          </table:table-cell>
          <table:table-cell office:value-type="string" office:string-value="Sim">
            <text:p>Sim</text:p>
          </table:table-cell>
          <table:table-cell office:value-type="string" office:string-value="Sim">
            <text:p>Sim</text:p>
          </table:table-cell>
          <table:table-cell office:value-type="string" office:string-value="Não se Aplica">
            <text:p>Não se Aplica</text:p>
          </table:table-cell>
          <table:table-cell office:value-type="string" office:string-value="Não se Aplica">
            <text:p>Não se Aplica</text:p>
          </table:table-cell>
          <table:table-cell office:value-type="string" office:string-value="Não se Aplica">
            <text:p>Não se Aplica</text:p>
          </table:table-cell>
          <table:table-cell office:value-type="string" office:string-value="Não se Aplica">
            <text:p>Não se Aplica</text:p>
          </table:table-cell>
          <table:table-cell office:value-type="string" office:string-value="https://www.manaus.am.gov.br/">
            <text:p>https://www.manaus.am.gov.br/</text:p>
          </table:table-cell>
          <table:table-cell office:value-type="string" office:string-value="Site oficial verificado e funcionando.">
            <text:p>Site oficial verificado e funcionando.</text:p>
          </table:table-cell>
        </table:table-row>
        <table:table-row>
          <table:table-cell office:value-type="string" office:string-value="1.2">
            <text:p>1.2</text:p>
          </table:table-cell>
          <table:table-cell office:value-type="string" office:string-value="Possui portal da transparência próprio ou compartilhado na internet?">
            <text:p>Possui portal da transparência próprio ou compartilhado na internet?</text:p>
          </table:table-cell>
          <table:table-cell office:value-type="string" office:string-value="Essencial">
            <text:p>Essencial</text:p>
          </table:table-cell>
          <table:table-cell office:value-type="string" office:string-value="Art. 48, §1º, II, da LC nº 101/00 e arts. 3º, III, 6º, I, e 8º, §2º, da Lei nº 12.527/2011 – LAI.">
            <text:p>Art. 48, §1º, II, da LC nº 101/00 e arts. 3º, III, 6º, I, e 8º, §2º, da Lei nº 12.527/2011 – LAI.</text:p>
          </table:table-cell>
          <table:table-cell office:value-type="string" office:string-value="Sim">
            <text:p>Sim</text:p>
          </table:table-cell>
          <table:table-cell office:value-type="string" office:string-value="Sim">
            <text:p>Sim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 office:value-type="boolean" office:boolean-value="true">
            <text:p>TRUE</text:p>
          </table:table-cell>
          <table:table-cell office:value-type="boolean" office:boolean-value="true">
            <text:p>TRUE</text:p>
          </table:table-cell>
          <table:table-cell office:value-type="string" office:string-value="https://transparencia.manaus.am.gov.br/">
            <text:p>https://transparencia.manaus.am.gov.br/</text:p>
          </table:table-cell>
          <table:table-cell office:value-type="string" office:string-value="Portal de transparência encontrado e funcionando.">
            <text:p>Portal de transparência encontrado e funcionando.</text:p>
          </table:table-cell>
        </table:table-row>
      </table:table>
      <table:table table:name="Informações">
        <table:table-row>
          <table:table-cell table:style-name="pd1" office:value-type="string" office:string-value="Informação">
            <text:p>Informação</text:p>
          </table:table-cell>
          <table:table-cell table:style-name="pd1" office:value-type="string" office:string-value="Valor">
            <text:p>Valor</text:p>
          </table:table-cell>
        </table:table-row>
        <table:table-row>
          <table:table-cell office:value-type="string" office:string-value="Órgão">
            <text:p>Órgão</text:p>
          </table:table-cell>
          <table:table-cell office:value-type="string" office:string-value="Prefeitura de Manaus">
            <text:p>Prefeitura de Manaus</text:p>
          </table:table-cell>
        </table:table-row>
        <table:table-row>
          <table:table-cell office:value-type="string" office:string-value="Data da Avaliação">
            <text:p>Data da Avaliação</text:p>
          </table:table-cell>
          <table:table-cell office:value-type="string" office:string-value="2025-05-15 12:55:04">
            <text:p>2025-05-15 12:55: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